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start_mounta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static/img/start_mountain.jpg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ountai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static/img/mountain.jpg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rms_u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static/img/arms_up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rward_fol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static/img/forward_fold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old_forward_fol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static/img/hold_forward_fold.jpg</text:p>
          </table:table-cell>
          <table:table-cell office:value-type="string">
            <text:p>warm_up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old_chai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/static/img/hold_chair_fold.jpg</text:p>
          </table:table-cell>
          <table:table-cell office:value-type="string">
            <text:p>warm_up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onkey</text:p>
          </table:table-cell>
          <table:table-cell office:value-type="float" office:value="7">
            <text:p>7</text:p>
          </table:table-cell>
          <table:table-cell/>
          <table:table-cell office:value-type="string">
            <text:p>/static/img/monkey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unners_lun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static/img/runners_lunge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ank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static/img/plank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old_plank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static/img/hold_plank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own_dog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/static/img/down_dog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hold_down_do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static/img/hold_down_dog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bra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static/img/cobra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hilds_pose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ated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hree_leg_down_dog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/static/img/three_legged_down_dog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igh_lung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/static/img/high_lunge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dangusth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dahas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arrior1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office:value-type="string">
            <text:p>/static/img/warrior1.jpg</text:p>
          </table:table-cell>
          <table:table-cell office:value-type="string">
            <text:p>warrior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arsvottan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arrior2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/static/img/warrior2.jpg</text:p>
          </table:table-cell>
          <table:table-cell office:value-type="string">
            <text:p>warrior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Reverse_Warrior</text:p>
          </table:table-cell>
          <table:table-cell office:value-type="float" office:value="24">
            <text:p>24</text:p>
          </table:table-cell>
          <table:table-cell office:value-type="string">
            <text:p>L</text:p>
          </table:table-cell>
          <table:table-cell office:value-type="string">
            <text:p>/static/img/reverse_warrior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de_angle</text:p>
          </table:table-cell>
          <table:table-cell office:value-type="float" office:value="25">
            <text:p>25</text:p>
          </table:table-cell>
          <table:table-cell office:value-type="string">
            <text:p>L</text:p>
          </table:table-cell>
          <table:table-cell office:value-type="string">
            <text:p>/static/img/side_angle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verted_side_angle</text:p>
          </table:table-cell>
          <table:table-cell office:value-type="float" office:value="26">
            <text:p>26</text:p>
          </table:table-cell>
          <table:table-cell office:value-type="string">
            <text:p>L</text:p>
          </table:table-cell>
          <table:table-cell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tthita_Pars</text:p>
          </table:table-cell>
          <table:table-cell office:value-type="float" office:value="27">
            <text:p>27</text:p>
          </table:table-cell>
          <table:table-cell office:value-type="string">
            <text:p>L</text:p>
          </table:table-cell>
          <table:table-cell office:value-type="string">
            <text:p>/static/img/utthita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ivrtta_Pars</text:p>
          </table:table-cell>
          <table:table-cell office:value-type="float" office:value="28">
            <text:p>28</text:p>
          </table:table-cell>
          <table:table-cell office:value-type="string">
            <text:p>L</text:p>
          </table:table-cell>
          <table:table-cell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A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B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C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D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ow_plank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/static/img/low_plank.jpg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_dog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/static/img/up_dog.jpg</text:p>
          </table:table-cell>
          <table:table-cell/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58" meta:object-count="0"/>
  </office:meta>
</office:document-meta>
</file>